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Nunito" svg:font-family="Nunito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margin-left="3.81cm" fo:margin-right="0cm" fo:margin-top="0cm" fo:margin-bottom="0cm" loext:contextual-spacing="false" fo:line-height="138%" fo:text-align="justify" style:justify-single-word="false" fo:text-indent="0cm" style:auto-text-indent="false" style:writing-mode="lr-tb"/>
      <style:text-properties fo:font-variant="normal" fo:text-transform="none" fo:color="#000000" style:text-line-through-style="none" style:text-line-through-type="none" style:font-name="Nunito" fo:font-size="10pt" fo:font-style="normal" style:text-underline-style="none" fo:font-weight="normal" style:text-blinking="false" fo:background-color="transparent"/>
    </style:style>
    <style:style style:name="P2" style:family="paragraph" style:parent-style-name="Text_20_body">
      <style:paragraph-properties fo:margin-left="3.81cm" fo:margin-right="0cm" fo:margin-top="0cm" fo:margin-bottom="0cm" loext:contextual-spacing="false" fo:line-height="138%" fo:text-align="justify" style:justify-single-word="false" fo:text-indent="0cm" style:auto-text-indent="false" style:writing-mode="lr-tb"/>
      <style:text-properties fo:font-variant="normal" fo:text-transform="none" fo:color="#000000" style:text-line-through-style="none" style:text-line-through-type="none" style:font-name="Nunito" fo:font-size="10pt" fo:font-style="normal" style:text-underline-style="none" fo:font-weight="normal" officeooo:rsid="000ee065" officeooo:paragraph-rsid="000ee065" style:text-blinking="false" fo:background-color="transparen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<text:bookmark text:name="docs-internal-guid-8b9d1265-7fff-7024-6efd-9624754d035d"/>¿Por qué son importantes las mujeres que yo escribí?</text:p>
      <text:p text:style-name="P2">Porque mi madre e hija me han ayudado y motivado a realizar todo lo que yo quiero.</text:p>
      <text:p text:style-name="P2"/>
      <text:p text:style-name="P1">¿Cómo sus enseñanzas han impactado en la persona que soy actualmente?</text:p>
      <text:p text:style-name="P2">Porque me hablan y me dejan experimentar y pasar por ciertas situaciones a pesar de que no sean las mejores opciones para mi pero al final siempre están para mi. <text:s/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Nunito" svg:font-family="Nunito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28T23:58:51.653129303</meta:creation-date>
    <meta:generator>LibreOffice/6.4.6.2$Linux_X86_64 LibreOffice_project/40$Build-2</meta:generator>
    <dc:date>2021-03-29T00:07:27.083938281</dc:date>
    <meta:editing-duration>PT8M37S</meta:editing-duration>
    <meta:editing-cycles>1</meta:editing-cycles>
    <meta:document-statistic meta:table-count="0" meta:image-count="0" meta:object-count="0" meta:page-count="1" meta:paragraph-count="4" meta:word-count="67" meta:character-count="366" meta:non-whitespace-character-count="301"/>
  </office:meta>
</office:document-meta>
</file>